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1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4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3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3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3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3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3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3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3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3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3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3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3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3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3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3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office:value-type="float" office:value="-700" calcext:value-type="float">
            <text:p>-700</text:p>
          </table:table-cell>
        </table:table-row>
        <table:table-row table:style-name="ro14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3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3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</table:table-row>
        <table:table-row table:style-name="ro14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</table:table-row>
        <table:table-row table:style-name="ro3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/>
          <table:table-cell table:style-name="ce15" table:formula="of:=SUM([.B3:.F3])" office:value-type="float" office:value="27400" calcext:value-type="float">
            <text:p>27400</text:p>
          </table:table-cell>
          <table:table-cell table:formula="of:=SUM([.B22:.F22])" office:value-type="float" office:value="1587.26708074534" calcext:value-type="float">
            <text:p>1587.2670807454</text:p>
          </table:table-cell>
          <table:table-cell office:value-type="string" calcext:value-type="string">
            <text:p>Անի Գ․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2:.F22])" office:value-type="float" office:value="1587.26708074534" calcext:value-type="float">
            <text:p>1587.2670807454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2:.F22])" office:value-type="float" office:value="1587.26708074534" calcext:value-type="float">
            <text:p>1587.2670807454</text:p>
          </table:table-cell>
          <table:table-cell office:value-type="string" calcext:value-type="string">
            <text:p>Արմենուհի</text:p>
          </table:table-cell>
          <table:table-cell/>
          <table:table-cell table:formula="of:=[.K2]-[.G3]" office:value-type="float" office:value="-24300" calcext:value-type="float">
            <text:p>-2430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2:.F22])" office:value-type="float" office:value="1587.26708074534" calcext:value-type="float">
            <text:p>1587.2670807454</text:p>
          </table:table-cell>
          <table:table-cell table:style-name="ce40"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table:number-columns-repeated="2"/>
          <table:table-cell table:formula="of:=SUM([.B22:.F22])" office:value-type="float" office:value="1587.26708074534" calcext:value-type="float">
            <text:p>1587.2670807454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table:number-columns-repeated="2"/>
          <table:table-cell table:formula="of:=SUM([.E22:.F22])" office:value-type="float" office:value="308.695652173913" calcext:value-type="float">
            <text:p>308.6956521739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table:number-columns-repeated="3"/>
          <table:table-cell table:formula="of:=SUM([.B22:.F22])" office:value-type="float" office:value="1587.26708074534" calcext:value-type="float">
            <text:p>1587.2670807454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Hasmik</text:p>
          </table:table-cell>
          <table:table-cell table:number-columns-repeated="5"/>
          <table:table-cell table:formula="of:=SUM([.D22:.F22])" office:value-type="float" office:value="651.552795031056" calcext:value-type="float">
            <text:p>651.552795031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2:.F22])" office:value-type="float" office:value="651.552795031056" calcext:value-type="float">
            <text:p>651.5527950311</text:p>
          </table:table-cell>
          <table:table-cell table:style-name="ce40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B22:.F22])" office:value-type="float" office:value="1587.26708074534" calcext:value-type="float">
            <text:p>1587.2670807454</text:p>
          </table:table-cell>
          <table:table-cell office:value-type="string" calcext:value-type="string">
            <text:p>Արման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22:.F22])" office:value-type="float" office:value="1587.26708074534" calcext:value-type="float">
            <text:p>1587.2670807454</text:p>
          </table:table-cell>
          <table:table-cell office:value-type="string" calcext:value-type="string">
            <text:p>Սերյոժա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Tatev</text:p>
          </table:table-cell>
          <table:table-cell table:number-columns-repeated="5"/>
          <table:table-cell table:formula="of:=SUM([.B22:.F22])" office:value-type="float" office:value="1587.26708074534" calcext:value-type="float">
            <text:p>1587.2670807454</text:p>
          </table:table-cell>
          <table:table-cell office:value-type="string" calcext:value-type="string">
            <text:p>Մհեր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1587.26708074534" calcext:value-type="float">
            <text:p>1587.2670807454</text:p>
          </table:table-cell>
          <table:table-cell office:value-type="string" calcext:value-type="string">
            <text:p>Դավիթ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1587.26708074534" calcext:value-type="float">
            <text:p>1587.2670807454</text:p>
          </table:table-cell>
          <table:table-cell table:style-name="ce40" office:value-type="string" calcext:value-type="string">
            <text:p>Տարոն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1587.26708074534" calcext:value-type="float">
            <text:p>1587.2670807454</text:p>
          </table:table-cell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2"/>
        </table:table-row>
        <table:table-row table:style-name="ro3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1" office:value-type="float" office:value="342.857142857143" calcext:value-type="float">
            <text:p>342.8571428571</text:p>
          </table:table-cell>
          <table:table-cell table:formula="of:=[.E3]/23" office:value-type="float" office:value="308.695652173913" calcext:value-type="float">
            <text:p>308.695652173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2:.F22])" office:value-type="float" office:value="651.552795031056" calcext:value-type="float">
            <text:p>651.5527950311</text:p>
          </table:table-cell>
          <table:table-cell office:value-type="string" calcext:value-type="string">
            <text:p>Վահ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2:.F22])" office:value-type="float" office:value="651.552795031056" calcext:value-type="float">
            <text:p>651.5527950311</text:p>
          </table:table-cell>
          <table:table-cell office:value-type="string" calcext:value-type="string">
            <text:p>Տաթև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2:.F22])" office:value-type="float" office:value="651.552795031056" calcext:value-type="float">
            <text:p>651.5527950311</text:p>
          </table:table-cell>
          <table:table-cell office:value-type="string" calcext:value-type="string">
            <text:p>Մովսես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2:.F22])" office:value-type="float" office:value="651.552795031056" calcext:value-type="float">
            <text:p>651.5527950311</text:p>
          </table:table-cell>
          <table:table-cell table:style-name="ce47" office:value-type="string" calcext:value-type="string">
            <text:p>Մարի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2])" office:value-type="float" office:value="342.857142857143" calcext:value-type="float">
            <text:p>342.857142857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2:.F22])" office:value-type="float" office:value="1587.26708074534" calcext:value-type="float">
            <text:p>1587.2670807454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2:.F22])" office:value-type="float" office:value="1587.26708074534" calcext:value-type="float">
            <text:p>1587.2670807454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15" table:formula="of:=SUM([.H3:.H29])" office:value-type="float" office:value="26782.6086956522" calcext:value-type="float">
            <text:p>26782.6086956522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 style:data-style-name="N2" text:time-value="11:23:58.4751521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3-10T11:36:25.999168511</dc:date>
    <meta:editing-duration>P5DT8H56M58S</meta:editing-duration>
    <meta:editing-cycles>2004</meta:editing-cycles>
    <meta:generator>LibreOffice/4.2.8.2$Linux_X86_64 LibreOffice_project/420m0$Build-2</meta:generator>
    <meta:document-statistic meta:table-count="12" meta:cell-count="4798" meta:object-count="0"/>
  </office:meta>
</office:document-meta>
</file>